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00%" fo:text-indent="0cm" style:auto-text-indent="false" style:writing-mode="page"/>
    </style:style>
    <style:style style:name="P2"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paragraph-rsid="0006a8a0"/>
    </style:style>
    <style:style style:name="P3"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paragraph-rsid="00085a25"/>
    </style:style>
    <style:style style:name="P4"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paragraph-rsid="00086551"/>
    </style:style>
    <style:style style:name="P5"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rsid="0006a8a0" officeooo:paragraph-rsid="0006a8a0"/>
    </style:style>
    <style:style style:name="P6"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rsid="0006a8a0" officeooo:paragraph-rsid="00076c79"/>
    </style:style>
    <style:style style:name="P7"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rsid="00085a25" officeooo:paragraph-rsid="00085a25"/>
    </style:style>
    <style:style style:name="P8" style:family="paragraph" style:parent-style-name="Text_20_body" style:list-style-name="L1">
      <style:paragraph-properties fo:margin-top="0cm" fo:margin-bottom="0cm" loext:contextual-spacing="false" fo:line-height="100%" style:writing-mode="page"/>
      <style:text-properties officeooo:paragraph-rsid="0006a8a0"/>
    </style:style>
    <style:style style:name="P9" style:family="paragraph" style:parent-style-name="Text_20_body" style:list-style-name="L3">
      <style:paragraph-properties fo:margin-top="0cm" fo:margin-bottom="0cm" loext:contextual-spacing="false" fo:line-height="100%" style:writing-mode="page"/>
      <style:text-properties officeooo:paragraph-rsid="00086551"/>
    </style:style>
    <style:style style:name="P10" style:family="paragraph" style:parent-style-name="Text_20_body" style:list-style-name="L2">
      <style:paragraph-properties fo:margin-top="0cm" fo:margin-bottom="0cm" loext:contextual-spacing="false" fo:line-height="100%" style:writing-mode="page"/>
      <style:text-properties officeooo:rsid="0006a8a0" officeooo:paragraph-rsid="0006a8a0"/>
    </style:style>
    <style:style style:name="P11" style:family="paragraph" style:parent-style-name="Text_20_body" style:list-style-name="L2">
      <style:paragraph-properties fo:margin-top="0cm" fo:margin-bottom="0cm" loext:contextual-spacing="false" fo:line-height="100%" style:writing-mode="page"/>
      <style:text-properties officeooo:rsid="00086551" officeooo:paragraph-rsid="0006a8a0"/>
    </style:style>
    <style:style style:name="P12" style:family="paragraph" style:parent-style-name="Text_20_body" style:list-style-name="L3">
      <style:paragraph-properties fo:margin-top="0cm" fo:margin-bottom="0cm" loext:contextual-spacing="false" fo:line-height="100%" style:writing-mode="page"/>
      <style:text-properties officeooo:rsid="00086551" officeooo:paragraph-rsid="0010c04d"/>
    </style:style>
    <style:style style:name="P13" style:family="paragraph" style:parent-style-name="Text_20_body" style:list-style-name="L3">
      <style:paragraph-properties fo:margin-top="0cm" fo:margin-bottom="0cm" loext:contextual-spacing="false" fo:line-height="100%" style:writing-mode="page"/>
      <style:text-properties officeooo:rsid="000f755c" officeooo:paragraph-rsid="00086551"/>
    </style:style>
    <style:style style:name="P14" style:family="paragraph" style:parent-style-name="Text_20_body">
      <style:paragraph-properties fo:margin-left="0cm" fo:margin-right="0cm" fo:margin-top="0cm" fo:margin-bottom="0cm" loext:contextual-spacing="false" fo:line-height="100%" fo:text-indent="0cm" style:auto-text-indent="false" style:writing-mode="page"/>
    </style:style>
    <style:style style:name="T1" style:family="text">
      <style:text-properties officeooo:rsid="0006a8a0"/>
    </style:style>
    <style:style style:name="T2" style:family="text">
      <style:text-properties officeooo:rsid="00076c79"/>
    </style:style>
    <style:style style:name="T3" style:family="text">
      <style:text-properties officeooo:rsid="00085a25"/>
    </style:style>
    <style:style style:name="T4" style:family="text">
      <style:text-properties officeooo:rsid="00086551"/>
    </style:style>
    <style:style style:name="T5" style:family="text">
      <style:text-properties fo:font-weight="bold"/>
    </style:style>
    <style:style style:name="T6" style:family="text">
      <style:text-properties fo:font-weight="bold" officeooo:rsid="00076c79" style:font-weight-asian="bold" style:font-weight-complex="bold"/>
    </style:style>
    <style:style style:name="T7" style:family="text">
      <style:text-properties fo:font-weight="bold" officeooo:rsid="0006a8a0" style:font-weight-asian="bold" style:font-weight-complex="bold"/>
    </style:style>
    <style:style style:name="T8" style:family="text">
      <style:text-properties officeooo:rsid="000e6ed0"/>
    </style:style>
    <style:style style:name="T9" style:family="text">
      <style:text-properties officeooo:rsid="000f755c"/>
    </style:style>
    <style:style style:name="T10" style:family="text">
      <style:text-properties officeooo:rsid="0010c04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İHTARNAME</text:span></text:p>
      <text:p text:style-name="P1">İHTAR EDEN <text:span text:style-name="T1">( KİRALAYAN )</text:span><text:tab/>: <text:span text:style-name="T2">Ali Umut BALCI </text:span></text:p>
      <text:p text:style-name="P1">Adres<text:tab/><text:tab/><text:tab/><text:tab/><text:tab/>: <text:span text:style-name="T1">İsmail Altıngövde Cad No:21-A TOKAT</text:span></text:p>
      <text:p text:style-name="P3">KARŞI TARAF <text:span text:style-name="T1">( </text:span><text:span text:style-name="T7">KİRACI</text:span><text:span text:style-name="T1"> )</text:span> <text:tab/>: <text:span text:style-name="T6">Dursun DURMUŞ (471 3724 3078)</text:span></text:p>
      <text:p text:style-name="P2">Adres<text:tab/><text:tab/><text:tab/><text:tab/><text:tab/>: <text:span text:style-name="T1">İsmail Altıngövde Cad No:21-D TOKAT</text:span></text:p>
      <text:p text:style-name="P1">KONU <text:tab/><text:tab/>: Kira bedelinin ödenme<text:span text:style-name="T10">me</text:span>si <text:span text:style-name="T1">ve mecurun başkasına kiralanma </text:span>ihtarı</text:p>
      <text:p text:style-name="P1">AÇIKLAMALAR <text:tab/>:</text:p>
      <text:p text:style-name="P2"><text:span text:style-name="T1"><text:tab/>KİRALAYAN ‘a</text:span> ait taşınmazda <text:span text:style-name="T1">25 EKİM 2018</text:span> <text:span text:style-name="T1">t</text:span>arihli <text:span text:style-name="T2">ve 2019-1031002 </text:span><text:s/>yazılı kira mukavelesi gereği <text:span text:style-name="T1">KİRACI</text:span> olarak oturmaktasınız.</text:p>
      <text:p text:style-name="P2"><text:span text:style-name="T1">1- Kira başlangıcında bankaya yatırmanız gereken 25.000,00</text:span> TL kira bedelini bu güne kadar yatırmamış bulunmaktasınız.</text:p>
      <text:list xml:id="list2644911173" text:style-name="L1">
        <text:list-item>
          <text:p text:style-name="P8">25.0<text:span text:style-name="T1">00,00 TL</text:span> kira bedelini, <text:span text:style-name="T1">adıma maliyeye yatırılacak olan stopaj vergisini ve</text:span> <text:span text:style-name="T1">yasal gecikme faizini,</text:span> ihtarnamenin tebliğinden itibaren 30 (otuz) gün içinde ödemeniz, ödemediğiniz takdirde Borçlar Kanunu 260. maddesi gereğince hakkınızda alacak ve tahliye davası açacağımı yargılama giderleri ve vekâlet ücretinin tarafınıza yükletileceğini, <text:span text:style-name="T2">ödemeyi yapmamanız durumunda tahsilatın, sözleşmede adı kefil olarak geçen Birkan YAYMAZ ’dan tahsil yoluna gidileceğini</text:span> ihtaren bildiririz.</text:p>
        </text:list-item>
      </text:list>
      <text:p text:style-name="P5">2- <text:span text:style-name="T9">Kiraya verilen taşınmazda, sizin çalışmamanız ve sizin</text:span> dışınızda çalışanların olması</text:p>
      <text:list xml:id="list1506157914" text:style-name="L2">
        <text:list-item>
          <text:p text:style-name="P10">Mecur<text:span text:style-name="T10">u kiralamanıza rağmen, sizin değil başka bir firmanın faaliyette </text:span>olduğunu gözlemlemekteyiz.</text:p>
        </text:list-item>
        <text:list-item>
          <text:p text:style-name="P11">Bu kişilerle olan, ticari ilişkilerinizin tarafımıza resmi olarak bildirilmesi talep etmekteyiz. </text:p>
        </text:list-item>
        <text:list-item>
          <text:p text:style-name="P10">Eğer bu kişilerle olan ilişkiniz, alt kiracı ilişkisi ise sözleşmemizin 1. maddesi gereği, sözleşme şartlarına uymadığınızdan dolayı mecuru kayıtsız şartsız boşaltmanız gerektiğini ihtaren bildiririz..</text:p>
        </text:list-item>
      </text:list>
      <text:p text:style-name="P6"/>
      <text:p text:style-name="P4">SONUÇ VE İSTEM : İş bu ihtarnamenin tarafınıza tebliğinden itibaren otuz gün içinde;</text:p>
      <text:list xml:id="list4195580997" text:style-name="L3">
        <text:list-item>
          <text:p text:style-name="P9"><text:span text:style-name="T9">25 Ekim 2018 – 24 Ekim 2019 kira bedeli olan 25,000.00</text:span> TL kira bedelini <text:span text:style-name="T9">Ali Umut BALCI – İŞBANK Tokat Merkez Şube ( TR31 0006 4000 0015 8001 2686 16 ) nolu banka hesabına yatırmanız</text:span>, <text:span text:style-name="T4">yatırmadığınız </text:span>taktirde, <text:span text:style-name="T4">sizin </text:span>hakkınızda temerrüt nedeniyle, <text:span text:style-name="T9">sözleşmenin feshi,</text:span> tahliye ve alacak davası açacağımızı, <text:span text:style-name="T4">sözleşmede kefiliniz olan Birkan YAYMAZ hakkında alacak davası açacağımızı,</text:span> </text:p>
        </text:list-item>
        <text:list-item>
          <text:p text:style-name="P13">Taşınmazda çalışanların ticari kimliğinin tarafımıza resmi olarak bildirmenizi, aksi takdirde, mecuru başka şahıs veya şahıslara kiraya verdiğinizden dolayı, sözleşme gereği mecuru derhal boşaltarak tarafıma teslim etmenizi, etmediğiniz takdirde 3091 sayılı kanuna dayanarak Zilyet davası açacağımızı,</text:p>
        </text:list-item>
        <text:list-item>
          <text:p text:style-name="P12"><text:span text:style-name="T10">25 Ocak 2019 tarihinde imzaladığınız tahliye taahhütnamesi gereği mecuru kira bitim tarihinde boşaltmanızı,</text:span></text:p>
        </text:list-item>
        <text:list-item>
          <text:p text:style-name="P12"><text:span text:style-name="T10">B</text:span>u kira bedeline ait stopaj vergi<text:span text:style-name="T8">si</text:span>ni yatırmanızı, <text:span text:style-name="T10">aksi takdirde İl Vergi Dairesi Müdürlüğünede gerekli başvuruları yapacağımızı;</text:span></text:p>
          <text:p text:style-name="P9">ihtaren bildiriri<text:span text:style-name="T10">z</text:span></text:p>
        </text:list-item>
      </text:list>
      <text:p text:style-name="P1"/>
      <text:p text:style-name="P1">İhtar Eden </text:p>
      <text:p text:style-name="P7">Ali Umut BALCI</text:p>
      <text:p text:style-name="P1"/>
      <text:p text:style-name="P1"/>
      <text:p text:style-name="P1"><text:span text:style-name="T3">İki</text:span> nüshadan ibaret iş bu ihtarnamenin bir sureti karşı tarafa <text:span text:style-name="T3">elden teslim edilmiştir. </text:span></text:p>
      <text:p text:style-name="P7"/>
      <text:p text:style-name="P7">İhtarnameyi Elden Teslim aldım.<text:tab/><text:tab/><text:tab/>İhtarnameyi Teslim Eden</text:p>
      <text:p text:style-name="P7">Dursun DURMUŞ (471 3724 3078)<text:tab/><text:tab/><text:tab/>Hacı Murat BALCI</text:p>
      <text:p text:style-name="P7">15-08-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5:20:55.651580579</meta:creation-date>
    <dc:date>2019-10-04T12:08:27.720621229</dc:date>
    <meta:editing-duration>PT35M41S</meta:editing-duration>
    <meta:editing-cycles>4</meta:editing-cycles>
    <meta:generator>LibreOffice/6.1.5.2$Linux_X86_64 LibreOffice_project/10$Build-2</meta:generator>
    <meta:document-statistic meta:table-count="0" meta:image-count="0" meta:object-count="0" meta:page-count="1" meta:paragraph-count="26" meta:word-count="372" meta:character-count="2751" meta:non-whitespace-character-count="2389"/>
  </office:meta>
</office:document-meta>
</file>